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2" style:family="table" style:master-page-name="PageStyle_5f_NSR_20_experiment">
      <style:table-properties table:display="true" style:writing-mode="lr-tb"/>
    </style:style>
    <style:style style:name="ta3" style:family="table" style:master-page-name="PageStyle_5f_ESR_20_experimen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R experiment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style-name="ce19" office:value-type="string" calcext:value-type="string">
            <office:annotation draw:style-name="gr2" draw:text-style-name="P3" svg:width="4.148in" svg:height="0.5937in" svg:x="1.1303in" svg:y="0.3228in" draw:caption-point-x="-0.1602in" draw:caption-point-y="-0.3189in">
              <dc:date>2023-03-14T00:00:00</dc:date>
              <text:p text:style-name="P2"><text:span text:style-name="T1">Resonance values of frequency and mag field for DPPH</text:span></text:p>
              <text:p text:style-name="P2"><text:span text:style-name="T1"/></text:p>
            </office:annotation>
            <text:p>v (MHz)</text:p>
          </table:table-cell>
          <table:table-cell table:style-name="ce19" office:value-type="string" calcext:value-type="string">
            <text:p>B_0 (mT)</text:p>
          </table:table-cell>
          <table:table-cell table:style-name="ce19" office:value-type="string" calcext:value-type="string">
            <text:p>2*I_0 (A)</text:p>
          </table:table-cell>
          <table:table-cell table:style-name="ce19" office:value-type="string" calcext:value-type="string">
            <text:p>I_error (A)</text:p>
          </table:table-cell>
          <table:table-cell table:style-name="ce19" office:value-type="string" calcext:value-type="string">
            <text:p>B_0_Error (mT)</text:p>
          </table:table-cell>
          <table:table-cell table:style-name="ce19" office:value-type="string" calcext:value-type="string">
            <text:p>Notes</text:p>
          </table:table-cell>
          <table:table-cell table:number-columns-repeated="2"/>
          <table:table-cell table:style-name="ce5" office:value-type="string" calcext:value-type="string" table:number-columns-spanned="4" table:number-rows-spanned="2">
            <text:p>Header:13.03.2023 ESR experiment measurements by group3, look comments for more eqplanations about measured data</text:p>
          </table:table-cell>
          <table:covered-table-cell table:number-columns-repeated="3"/>
          <table:table-cell table:number-columns-repeated="9"/>
          <table:table-cell table:style-name="ce19" office:value-type="string" calcext:value-type="string">
            <office:annotation draw:style-name="gr2" draw:text-style-name="P3" svg:width="3.8972in" svg:height="0.5937in" svg:x="21.8413in" svg:y="0.3228in" draw:caption-point-x="-0.1602in" draw:caption-point-y="-0.3189in">
              <dc:date>2023-03-14T00:00:00</dc:date>
              <text:p text:style-name="P2"><text:span text:style-name="T1">Determination of dB half width</text:span></text:p>
              <text:p text:style-name="P2"><text:span text:style-name="T1"/></text:p>
            </office:annotation>
            <text:p>v (MHz)</text:p>
          </table:table-cell>
          <table:table-cell table:style-name="ce19" office:value-type="string" calcext:value-type="string">
            <text:p>V (V)</text:p>
          </table:table-cell>
          <table:table-cell table:style-name="ce13" office:value-type="string" calcext:value-type="string">
            <text:p>I (A)</text:p>
          </table:table-cell>
          <table:table-cell table:number-columns-repeated="4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" table:formula="of:=[.$I$6]*0.8^(1.5)*[.$J$6]/([.$K$6]/100)*[.C2]/2*1000" office:value-type="float" office:value="0.613555582884178" calcext:value-type="float">
            <text:p>0.614</text:p>
          </table:table-cell>
          <table:table-cell table:style-name="ce3" office:value-type="float" office:value="0.29" calcext:value-type="float">
            <text:p>0.29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2]*([.D2]/[.C2])" office:value-type="float" office:value="0.0211570890649717" calcext:value-type="float">
            <text:p>0.02</text:p>
          </table:table-cell>
          <table:table-cell table:style-name="ce19" office:value-type="string" calcext:value-type="string">
            <text:p>Large size coils</text:p>
          </table:table-cell>
          <table:table-cell table:number-columns-repeated="2"/>
          <table:covered-table-cell table:number-columns-repeated="4"/>
          <table:table-cell table:number-columns-repeated="9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09" calcext:value-type="float">
            <text:p>0.09</text:p>
          </table:table-cell>
          <table:table-cell table:style-name="ce13" office:value-type="float" office:value="0.32" calcext:value-type="float">
            <text:p>0.320</text:p>
          </table:table-cell>
          <table:table-cell table:number-columns-repeated="40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" table:formula="of:=[.$I$6]*0.8^(1.5)*[.$J$6]/([.$K$6]/100)*[.C3]/2*1000" office:value-type="float" office:value="0.740498117274009" calcext:value-type="float">
            <text:p>0.740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3]*([.D3]/[.C3])" office:value-type="float" office:value="0.0211570890649717" calcext:value-type="float">
            <text:p>0.02</text:p>
          </table:table-cell>
          <table:table-cell table:number-columns-repeated="16"/>
          <table:table-cell table:style-name="ce19" office:value-type="float" office:value="50" calcext:value-type="float">
            <text:p>50</text:p>
          </table:table-cell>
          <table:table-cell table:style-name="ce13" office:value-type="float" office:value="0.09" calcext:value-type="float">
            <text:p>0.090</text:p>
          </table:table-cell>
          <table:table-cell table:style-name="ce19" office:value-type="float" office:value="0.31" calcext:value-type="float">
            <text:p>0.31</text:p>
          </table:table-cell>
          <table:table-cell table:number-columns-repeated="40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" table:formula="of:=[.$I$6]*0.8^(1.5)*[.$J$6]/([.$K$6]/100)*[.C4]/2*1000" office:value-type="float" office:value="0.952069007923725" calcext:value-type="float">
            <text:p>0.952</text:p>
          </table:table-cell>
          <table:table-cell table:style-name="ce19" office:value-type="float" office:value="0.45" calcext:value-type="float">
            <text:p>0.45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4]*([.D4]/[.C4])" office:value-type="float" office:value="0.0211570890649717" calcext:value-type="float">
            <text:p>0.02</text:p>
          </table:table-cell>
          <table:table-cell table:number-columns-repeated="16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.31" calcext:value-type="float">
            <text:p>0.31</text:p>
          </table:table-cell>
          <table:table-cell table:number-columns-repeated="40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" table:formula="of:=[.$I$6]*0.8^(1.5)*[.$J$6]/([.$K$6]/100)*[.C5]/2*1000" office:value-type="float" office:value="1.18479698763841" calcext:value-type="float">
            <text:p>1.185</text:p>
          </table:table-cell>
          <table:table-cell table:style-name="ce19" office:value-type="float" office:value="0.56" calcext:value-type="float">
            <text:p>0.56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5]*([.D5]/[.C5])" office:value-type="float" office:value="0.0211570890649717" calcext:value-type="float">
            <text:p>0.02</text:p>
          </table:table-cell>
          <table:table-cell table:number-columns-repeated="3"/>
          <table:table-cell table:style-name="ce6" office:value-type="string" calcext:value-type="string">
            <text:p>μ_0 (H/m)</text:p>
          </table:table-cell>
          <table:table-cell table:style-name="ce19" office:value-type="string" calcext:value-type="string">
            <office:annotation draw:style-name="gr2" draw:text-style-name="P3" svg:width="3.8972in" svg:height="0.5937in" svg:x="10.15in" svg:y="1.0898in" draw:caption-point-x="-0.1602in" draw:caption-point-y="-0.3193in">
              <dc:date>2023-03-14T00:00:00</dc:date>
              <text:p text:style-name="P2"><text:span text:style-name="T1">Number of turns per coil</text:span></text:p>
              <text:p text:style-name="P2"><text:span text:style-name="T1"/></text:p>
            </office:annotation>
            <text:p>n</text:p>
          </table:table-cell>
          <table:table-cell table:style-name="ce19" office:value-type="string" calcext:value-type="string">
            <office:annotation draw:style-name="gr2" draw:text-style-name="P3" svg:width="3.8972in" svg:height="0.5937in" svg:x="11.124in" svg:y="1.0898in" draw:caption-point-x="-0.1602in" draw:caption-point-y="-0.3193in">
              <dc:date>2023-03-14T00:00:00</dc:date>
              <text:p text:style-name="P2"><text:span text:style-name="T1">radius of rings</text:span></text:p>
              <text:p text:style-name="P2"><text:span text:style-name="T1"/></text:p>
            </office:annotation>
            <text:p>r (cm)</text:p>
          </table:table-cell>
          <table:table-cell table:style-name="ce19" office:value-type="string" calcext:value-type="string">
            <text:p>h (m2 kg / s)</text:p>
          </table:table-cell>
          <table:table-cell table:style-name="ce9" office:value-type="string" calcext:value-type="string">
            <office:annotation draw:style-name="gr2" draw:text-style-name="P3" svg:width="3.8972in" svg:height="0.5937in" svg:x="13.0728in" svg:y="1.0898in" draw:caption-point-x="-0.1602in" draw:caption-point-y="-0.3193in">
              <dc:date>2023-03-14T00:00:00</dc:date>
              <text:p text:style-name="P2"><text:span text:style-name="T1">bohr magneton</text:span></text:p>
              <text:p text:style-name="P2"><text:span text:style-name="T1"/></text:p>
            </office:annotation>
            <text:p>μ_b (J/T)</text:p>
          </table:table-cell>
          <table:table-cell/>
          <table:table-cell table:style-name="ce19" office:value-type="string" calcext:value-type="string">
            <text:p>dk(mT/MHz)</text:p>
          </table:table-cell>
          <table:table-cell table:style-name="ce19" office:value-type="string" calcext:value-type="string">
            <office:annotation draw:style-name="gr2" draw:text-style-name="P3" svg:width="3.8972in" svg:height="0.5937in" svg:x="15.9957in" svg:y="1.0898in" draw:caption-point-x="-0.1602in" draw:caption-point-y="-0.3193in">
              <dc:date>2023-03-14T00:00:00</dc:date>
              <text:p text:style-name="P2"><text:span text:style-name="T1">linear approximation coefficient</text:span></text:p>
              <text:p text:style-name="P2"><text:span text:style-name="T1"/></text:p>
            </office:annotation>
            <text:p>k (mT/MHz)</text:p>
          </table:table-cell>
          <table:table-cell table:style-name="ce19" office:value-type="string" calcext:value-type="string">
            <text:p>k (T/Hz)</text:p>
          </table:table-cell>
          <table:table-cell table:style-name="ce19" office:value-type="string" calcext:value-type="string">
            <office:annotation draw:style-name="gr2" draw:text-style-name="P3" svg:width="3.8969in" svg:height="0.5937in" svg:x="17.9445in" svg:y="1.0898in" draw:caption-point-x="-0.1602in" draw:caption-point-y="-0.3193in">
              <dc:date>2023-03-14T00:00:00</dc:date>
              <text:p text:style-name="P2"><text:span text:style-name="T1">electron Lande's factor</text:span></text:p>
              <text:p text:style-name="P2"><text:span text:style-name="T1"/></text:p>
            </office:annotation>
            <text:p>g_e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true g_e</text:p>
          </table:table-cell>
          <table:table-cell table:number-columns-repeated="44"/>
        </table:table-row>
        <table:table-row table:style-name="ro1">
          <table:table-cell table:style-name="ce19" office:value-type="float" office:value="33.2" calcext:value-type="float">
            <text:p>33.2</text:p>
          </table:table-cell>
          <table:table-cell table:style-name="ce2" table:formula="of:=[.$I$6]*0.8^(1.5)*[.$J$6]/([.$K$6]/100)*[.C6]/2*1000" office:value-type="float" office:value="1.37521078922316" calcext:value-type="float">
            <text:p>1.375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6]*([.D6]/[.C6])" office:value-type="float" office:value="0.0211570890649717" calcext:value-type="float">
            <text:p>0.02</text:p>
          </table:table-cell>
          <table:table-cell table:style-name="ce19" office:value-type="string" calcext:value-type="string">
            <text:p>changing of coils size to medium</text:p>
          </table:table-cell>
          <table:table-cell table:number-columns-repeated="2"/>
          <table:table-cell table:style-name="ce7" table:formula="of:=4*PI()*10^(-7)" office:value-type="float" office:value="0.000001256637061" calcext:value-type="float">
            <text:p>1.26E-06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6.8" calcext:value-type="float">
            <text:p>6.8</text:p>
          </table:table-cell>
          <table:table-cell table:style-name="ce8" office:value-type="float" office:value="6.626E-034" calcext:value-type="float">
            <text:p>6.63E-34</text:p>
          </table:table-cell>
          <table:table-cell table:style-name="ce10" table:formula="of:=9.2740089937E-024" office:value-type="float" office:value="0" calcext:value-type="float">
            <text:p>0.000E+00</text:p>
          </table:table-cell>
          <table:table-cell table:number-columns-repeated="2"/>
          <table:table-cell table:style-name="ce19" office:value-type="float" office:value="0.0358" calcext:value-type="float">
            <office:annotation draw:style-name="gr2" draw:text-style-name="P3" svg:width="3.8972in" svg:height="0.5937in" svg:x="15.9957in" svg:y="1.2811in" draw:caption-point-x="-0.1602in" draw:caption-point-y="-0.3189in">
              <dc:date>2023-03-14T00:00:00</dc:date>
              <text:p text:style-name="P2"><text:span text:style-name="T1">data from excel plot</text:span></text:p>
              <text:p text:style-name="P2"><text:span text:style-name="T1"/></text:p>
            </office:annotation>
            <text:p>0.0358</text:p>
          </table:table-cell>
          <table:table-cell table:style-name="ce7" table:formula="of:=[.P6]/1000/10^6" office:value-type="float" office:value="0.0000000000358" calcext:value-type="float">
            <text:p>3.58E-11</text:p>
          </table:table-cell>
          <table:table-cell table:style-name="ce11" table:formula="of:=[.$L$6]/[.Q6]/[.$M$6]" office:value-type="string" office:string-value="" calcext:value-type="error">
            <text:p>#DIV/0!</text:p>
          </table:table-cell>
          <table:table-cell/>
          <table:table-cell table:style-name="ce19" office:value-type="float" office:value="2.00332" calcext:value-type="float">
            <text:p>2.00332</text:p>
          </table:table-cell>
          <table:table-cell table:style-name="ce19" office:value-type="string" calcext:value-type="string">
            <text:p>(Actually the difference between values, got from excel approximation and from python, was caused by pritty dum fact. Excel took into account only first 21 out of 27 values)</text:p>
          </table:table-cell>
          <table:table-cell table:number-columns-repeated="43"/>
        </table:table-row>
        <table:table-row table:style-name="ro1">
          <table:table-cell table:style-name="ce19" office:value-type="float" office:value="39.7" calcext:value-type="float">
            <text:p>39.7</text:p>
          </table:table-cell>
          <table:table-cell table:style-name="ce2" table:formula="of:=[.$I$6]*0.8^(1.5)*[.$J$6]/([.$K$6]/100)*[.C7]/2*1000" office:value-type="float" office:value="1.48099623454802" calcext:value-type="float">
            <text:p>1.481</text:p>
          </table:table-cell>
          <table:table-cell table:style-name="ce3" office:value-type="float" office:value="0.7" calcext:value-type="float">
            <text:p>0.70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7]*([.D7]/[.C7])" office:value-type="float" office:value="0.0211570890649717" calcext:value-type="float">
            <text:p>0.02</text:p>
          </table:table-cell>
          <table:table-cell table:number-columns-repeated="9"/>
          <table:table-cell table:style-name="ce8" office:value-type="float" office:value="0.00013" calcext:value-type="float">
            <text:p>1.30E-04</text:p>
          </table:table-cell>
          <table:table-cell table:style-name="ce19" office:value-type="float" office:value="0.03563" calcext:value-type="float">
            <office:annotation draw:style-name="gr2" draw:text-style-name="P3" svg:width="3.8972in" svg:height="0.5937in" svg:x="15.9957in" svg:y="1.4732in" draw:caption-point-x="-0.1602in" draw:caption-point-y="-0.3193in">
              <dc:date>2023-03-14T00:00:00</dc:date>
              <text:p text:style-name="P2"><text:span text:style-name="T1">data from python plot</text:span></text:p>
              <text:p text:style-name="P2"><text:span text:style-name="T1"/></text:p>
            </office:annotation>
            <text:p>0.03563</text:p>
          </table:table-cell>
          <table:table-cell table:style-name="ce7" table:formula="of:=[.P7]/1000/10^6" office:value-type="float" office:value="0.00000000003563" calcext:value-type="float">
            <text:p>3.56E-11</text:p>
          </table:table-cell>
          <table:table-cell table:style-name="ce11" table:formula="of:=[.$L$6]/[.Q7]/[.$M$6]" office:value-type="string" office:string-value="" calcext:value-type="error">
            <text:p>#DIV/0!</text:p>
          </table:table-cell>
          <table:table-cell table:style-name="ce12" table:formula="of:=[.R7]*[.O7]/[.P7]" office:value-type="float" office:value="0.007316369429" calcext:value-type="float">
            <text:p>0.007</text:p>
          </table:table-cell>
          <table:table-cell table:number-columns-repeated="45"/>
        </table:table-row>
        <table:table-row table:style-name="ro1">
          <table:table-cell table:style-name="ce19" office:value-type="float" office:value="45.6" calcext:value-type="float">
            <text:p>45.6</text:p>
          </table:table-cell>
          <table:table-cell table:style-name="ce2" table:formula="of:=[.$I$6]*0.8^(1.5)*[.$J$6]/([.$K$6]/100)*[.C8]/2*1000" office:value-type="float" office:value="1.50215332361299" calcext:value-type="float">
            <text:p>1.502</text:p>
          </table:table-cell>
          <table:table-cell table:style-name="ce19" office:value-type="float" office:value="0.71" calcext:value-type="float">
            <text:p>0.71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8]*([.D8]/[.C8])" office:value-type="float" office:value="0.0211570890649717" calcext:value-type="float">
            <text:p>0.02</text:p>
          </table:table-cell>
          <table:table-cell table:number-columns-repeated="5"/>
          <table:table-cell>
            <draw:frame table:end-cell-address="'ESR experiment'.R28" table:end-x="0.8256in" table:end-y="0.0209in" draw:z-index="0" draw:name="Chart 1" draw:style-name="gr1" draw:text-style-name="P1" svg:width="6.9268in" svg:height="4.2921in" svg:x="0.7189in" svg:y="0.2941in">
              <draw:object draw:notify-on-update-of-ranges="'ESR experiment'.A2:'ESR experiment'.A27 'ESR experiment'.B1:'ESR experiment'.B1 'ESR experiment'.B2:'ESR experiment'.B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19" office:value-type="float" office:value="50.4" calcext:value-type="float">
            <text:p>50.4</text:p>
          </table:table-cell>
          <table:table-cell table:style-name="ce2" table:formula="of:=[.$I$6]*0.8^(1.5)*[.$J$6]/([.$K$6]/100)*[.C9]/2*1000" office:value-type="float" office:value="1.86182383771751" calcext:value-type="float">
            <text:p>1.862</text:p>
          </table:table-cell>
          <table:table-cell table:style-name="ce19" office:value-type="float" office:value="0.88" calcext:value-type="float">
            <text:p>0.88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9]*([.D9]/[.C9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55.7" calcext:value-type="float">
            <text:p>55.7</text:p>
          </table:table-cell>
          <table:table-cell table:style-name="ce2" table:formula="of:=[.$I$6]*0.8^(1.5)*[.$J$6]/([.$K$6]/100)*[.C10]/2*1000" office:value-type="float" office:value="2.15802308462711" calcext:value-type="float">
            <text:p>2.158</text:p>
          </table:table-cell>
          <table:table-cell table:style-name="ce19" office:value-type="float" office:value="1.02" calcext:value-type="float">
            <text:p>1.02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0]*([.D10]/[.C10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60.2" calcext:value-type="float">
            <text:p>60.2</text:p>
          </table:table-cell>
          <table:table-cell table:style-name="ce2" table:formula="of:=[.$I$6]*0.8^(1.5)*[.$J$6]/([.$K$6]/100)*[.C11]/2*1000" office:value-type="float" office:value="2.26380852995197" calcext:value-type="float">
            <text:p>2.264</text:p>
          </table:table-cell>
          <table:table-cell table:style-name="ce19" office:value-type="float" office:value="1.07" calcext:value-type="float">
            <text:p>1.07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1]*([.D11]/[.C11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45.7" calcext:value-type="float">
            <text:p>45.7</text:p>
          </table:table-cell>
          <table:table-cell table:style-name="ce2" table:formula="of:=[.$I$6]*0.8^(1.5)*[.$J$6]/([.$K$6]/100)*[.C12]/2*1000" office:value-type="float" office:value="2.0945518174322" calcext:value-type="float">
            <text:p>2.095</text:p>
          </table:table-cell>
          <table:table-cell table:style-name="ce19" office:value-type="float" office:value="0.99" calcext:value-type="float">
            <text:p>0.99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2]*([.D12]/[.C12])" office:value-type="float" office:value="0.0211570890649717" calcext:value-type="float">
            <text:p>0.02</text:p>
          </table:table-cell>
          <table:table-cell table:style-name="ce19" office:value-type="string" calcext:value-type="string">
            <text:p>tried to remeasure possible outlier, but just error is big</text:p>
          </table:table-cell>
          <table:table-cell table:number-columns-repeated="58"/>
        </table:table-row>
        <table:table-row table:style-name="ro1">
          <table:table-cell table:style-name="ce19" office:value-type="float" office:value="65.2" calcext:value-type="float">
            <text:p>65.2</text:p>
          </table:table-cell>
          <table:table-cell table:style-name="ce2" table:formula="of:=[.$I$6]*0.8^(1.5)*[.$J$6]/([.$K$6]/100)*[.C13]/2*1000" office:value-type="float" office:value="2.41190815340677" calcext:value-type="float">
            <text:p>2.412</text:p>
          </table:table-cell>
          <table:table-cell table:style-name="ce19" office:value-type="float" office:value="1.14" calcext:value-type="float">
            <text:p>1.14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3]*([.D13]/[.C13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70.4" calcext:value-type="float">
            <text:p>70.4</text:p>
          </table:table-cell>
          <table:table-cell table:style-name="ce2" table:formula="of:=[.$I$6]*0.8^(1.5)*[.$J$6]/([.$K$6]/100)*[.C14]/2*1000" office:value-type="float" office:value="2.64463613312146" calcext:value-type="float">
            <text:p>2.645</text:p>
          </table:table-cell>
          <table:table-cell table:style-name="ce19" office:value-type="float" office:value="1.25" calcext:value-type="float">
            <text:p>1.25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4]*([.D14]/[.C14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75.3" calcext:value-type="float">
            <text:p>75.3</text:p>
          </table:table-cell>
          <table:table-cell table:style-name="ce2" table:formula="of:=[.$I$6]*0.8^(1.5)*[.$J$6]/([.$K$6]/100)*[.C15]/2*1000" office:value-type="float" office:value="2.85620702377118" calcext:value-type="float">
            <text:p>2.856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5]*([.D15]/[.C15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76.7" calcext:value-type="float">
            <text:p>76.7</text:p>
          </table:table-cell>
          <table:table-cell table:style-name="ce2" table:formula="of:=[.$I$6]*0.8^(1.5)*[.$J$6]/([.$K$6]/100)*[.C16]/2*1000" office:value-type="float" office:value="2.81389284564123" calcext:value-type="float">
            <text:p>2.814</text:p>
          </table:table-cell>
          <table:table-cell table:style-name="ce19" office:value-type="float" office:value="1.33" calcext:value-type="float">
            <text:p>1.33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6]*([.D16]/[.C16])" office:value-type="float" office:value="0.0211570890649717" calcext:value-type="float">
            <text:p>0.02</text:p>
          </table:table-cell>
          <table:table-cell table:style-name="ce19" office:value-type="string" calcext:value-type="string">
            <text:p>changed coils to small</text:p>
          </table:table-cell>
          <table:table-cell table:number-columns-repeated="58"/>
        </table:table-row>
        <table:table-row table:style-name="ro1">
          <table:table-cell table:style-name="ce19" office:value-type="float" office:value="76.1" calcext:value-type="float">
            <text:p>76.1</text:p>
          </table:table-cell>
          <table:table-cell table:style-name="ce2" table:formula="of:=[.$I$6]*0.8^(1.5)*[.$J$6]/([.$K$6]/100)*[.C17]/2*1000" office:value-type="float" office:value="2.91967829096609" calcext:value-type="float">
            <text:p>2.920</text:p>
          </table:table-cell>
          <table:table-cell table:style-name="ce19" office:value-type="float" office:value="1.38" calcext:value-type="float">
            <text:p>1.38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7]*([.D17]/[.C17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81.2" calcext:value-type="float">
            <text:p>81.2</text:p>
          </table:table-cell>
          <table:table-cell table:style-name="ce2" table:formula="of:=[.$I$6]*0.8^(1.5)*[.$J$6]/([.$K$6]/100)*[.C18]/2*1000" office:value-type="float" office:value="2.98314955816101" calcext:value-type="float">
            <text:p>2.983</text:p>
          </table:table-cell>
          <table:table-cell table:style-name="ce19" office:value-type="float" office:value="1.41" calcext:value-type="float">
            <text:p>1.41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8]*([.D18]/[.C18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86.3" calcext:value-type="float">
            <text:p>86.3</text:p>
          </table:table-cell>
          <table:table-cell table:style-name="ce2" table:formula="of:=[.$I$6]*0.8^(1.5)*[.$J$6]/([.$K$6]/100)*[.C19]/2*1000" office:value-type="float" office:value="3.15240627068078" calcext:value-type="float">
            <text:p>3.152</text:p>
          </table:table-cell>
          <table:table-cell table:style-name="ce19" office:value-type="float" office:value="1.49" calcext:value-type="float">
            <text:p>1.49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19]*([.D19]/[.C19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91.1" calcext:value-type="float">
            <text:p>91.1</text:p>
          </table:table-cell>
          <table:table-cell table:style-name="ce2" table:formula="of:=[.$I$6]*0.8^(1.5)*[.$J$6]/([.$K$6]/100)*[.C20]/2*1000" office:value-type="float" office:value="3.34282007226552" calcext:value-type="float">
            <text:p>3.343</text:p>
          </table:table-cell>
          <table:table-cell table:style-name="ce19" office:value-type="float" office:value="1.58" calcext:value-type="float">
            <text:p>1.58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20]*([.D20]/[.C20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96.8" calcext:value-type="float">
            <text:p>96.8</text:p>
          </table:table-cell>
          <table:table-cell table:style-name="ce2" table:formula="of:=[.$I$6]*0.8^(1.5)*[.$J$6]/([.$K$6]/100)*[.C21]/2*1000" office:value-type="float" office:value="3.5120767847853" calcext:value-type="float">
            <text:p>3.512</text:p>
          </table:table-cell>
          <table:table-cell table:style-name="ce19" office:value-type="float" office:value="1.66" calcext:value-type="float">
            <text:p>1.66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21]*([.D21]/[.C21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101.2" calcext:value-type="float">
            <text:p>101.2</text:p>
          </table:table-cell>
          <table:table-cell table:style-name="ce2" table:formula="of:=[.$I$6]*0.8^(1.5)*[.$J$6]/([.$K$6]/100)*[.C22]/2*1000" office:value-type="float" office:value="3.70249058637004" calcext:value-type="float">
            <text:p>3.702</text:p>
          </table:table-cell>
          <table:table-cell table:style-name="ce19" office:value-type="float" office:value="1.75" calcext:value-type="float">
            <text:p>1.75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22]*([.D22]/[.C22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106.1" calcext:value-type="float">
            <text:p>106.1</text:p>
          </table:table-cell>
          <table:table-cell table:style-name="ce2" table:formula="of:=[.$I$6]*0.8^(1.5)*[.$J$6]/([.$K$6]/100)*[.C23]/2*1000" office:value-type="float" office:value="3.89290438795479" calcext:value-type="float">
            <text:p>3.893</text:p>
          </table:table-cell>
          <table:table-cell table:style-name="ce19" office:value-type="float" office:value="1.84" calcext:value-type="float">
            <text:p>1.84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23]*([.D23]/[.C23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111.3" calcext:value-type="float">
            <text:p>111.3</text:p>
          </table:table-cell>
          <table:table-cell table:style-name="ce2" table:formula="of:=[.$I$6]*0.8^(1.5)*[.$J$6]/([.$K$6]/100)*[.C24]/2*1000" office:value-type="float" office:value="4.06216110047456" calcext:value-type="float">
            <text:p>4.062</text:p>
          </table:table-cell>
          <table:table-cell table:style-name="ce19" office:value-type="float" office:value="1.92" calcext:value-type="float">
            <text:p>1.92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24]*([.D24]/[.C24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116.4" calcext:value-type="float">
            <text:p>116.4</text:p>
          </table:table-cell>
          <table:table-cell table:style-name="ce2" table:formula="of:=[.$I$6]*0.8^(1.5)*[.$J$6]/([.$K$6]/100)*[.C25]/2*1000" office:value-type="float" office:value="4.25257490205931" calcext:value-type="float">
            <text:p>4.253</text:p>
          </table:table-cell>
          <table:table-cell table:style-name="ce19" office:value-type="float" office:value="2.01" calcext:value-type="float">
            <text:p>2.01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25]*([.D25]/[.C25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121.1" calcext:value-type="float">
            <text:p>121.1</text:p>
          </table:table-cell>
          <table:table-cell table:style-name="ce2" table:formula="of:=[.$I$6]*0.8^(1.5)*[.$J$6]/([.$K$6]/100)*[.C26]/2*1000" office:value-type="float" office:value="4.46414579270902" calcext:value-type="float">
            <text:p>4.464</text:p>
          </table:table-cell>
          <table:table-cell table:style-name="ce19" office:value-type="float" office:value="2.11" calcext:value-type="float">
            <text:p>2.11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26]*([.D26]/[.C26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 table:style-name="ce19" office:value-type="float" office:value="127.6" calcext:value-type="float">
            <text:p>127.6</text:p>
          </table:table-cell>
          <table:table-cell table:style-name="ce2" table:formula="of:=[.$I$6]*0.8^(1.5)*[.$J$6]/([.$K$6]/100)*[.C27]/2*1000" office:value-type="float" office:value="4.61224541616383" calcext:value-type="float">
            <text:p>4.612</text:p>
          </table:table-cell>
          <table:table-cell table:style-name="ce19" office:value-type="float" office:value="2.18" calcext:value-type="float">
            <text:p>2.18</text:p>
          </table:table-cell>
          <table:table-cell table:style-name="ce19" office:value-type="float" office:value="0.01" calcext:value-type="float">
            <text:p>0.01</text:p>
          </table:table-cell>
          <table:table-cell table:style-name="ce4" table:formula="of:=[.B27]*([.D27]/[.C27])" office:value-type="float" office:value="0.0211570890649717" calcext:value-type="float">
            <text:p>0.02</text:p>
          </table:table-cell>
          <table:table-cell table:number-columns-repeated="59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SR experiment" table:style-name="ta2">
        <table:table-column table:style-name="co1" table:number-columns-repeated="64" table:default-cell-style-name="Default"/>
        <table:table-row table:style-name="ro1">
          <table:table-cell table:style-name="ce19" office:value-type="string" calcext:value-type="string">
            <text:p>glycerin</text:p>
          </table:table-cell>
          <table:table-cell table:number-columns-repeated="3"/>
          <table:table-cell table:style-name="ce19" office:value-type="string" calcext:value-type="string">
            <text:p>Teflon</text:p>
          </table:table-cell>
          <table:table-cell table:number-columns-repeated="2"/>
          <table:table-cell table:style-name="ce19" office:value-type="string" calcext:value-type="string">
            <text:p>Polysterene(C_8 H_8)</text:p>
          </table:table-cell>
          <table:table-cell table:number-columns-repeated="56"/>
        </table:table-row>
        <table:table-row table:style-name="ro1">
          <table:table-cell table:style-name="ce19" office:value-type="string" calcext:value-type="string">
            <text:p>I (A)</text:p>
          </table:table-cell>
          <table:table-cell table:style-name="ce19" office:value-type="string" calcext:value-type="string">
            <text:p>v (MHz)</text:p>
          </table:table-cell>
          <table:table-cell table:style-name="ce19" office:value-type="string" calcext:value-type="string">
            <text:p>B (mT)</text:p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string" calcext:value-type="string">
            <text:p>v (MHz)</text:p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string" calcext:value-type="string">
            <text:p>v (MHz)</text:p>
          </table:table-cell>
          <table:table-cell table:number-columns-repeated="55"/>
        </table:table-row>
        <table:table-row table:style-name="ro1">
          <table:table-cell table:style-name="ce19" office:value-type="float" office:value="3.1" calcext:value-type="float">
            <text:p>3.1</text:p>
          </table:table-cell>
          <table:table-cell table:style-name="ce19" office:value-type="float" office:value="17.1865" calcext:value-type="float">
            <text:p>17.1865</text:p>
          </table:table-cell>
          <table:table-cell table:style-name="ce19" office:value-type="float" office:value="414" calcext:value-type="float">
            <text:p>414</text:p>
          </table:table-cell>
          <table:table-cell/>
          <table:table-cell table:style-name="ce19" office:value-type="float" office:value="4.3" calcext:value-type="float">
            <text:p>4.3</text:p>
          </table:table-cell>
          <table:table-cell table:style-name="ce19" office:value-type="float" office:value="19.6" calcext:value-type="float">
            <text:p>19.6</text:p>
          </table:table-cell>
          <table:table-cell/>
          <table:table-cell table:style-name="ce19" office:value-type="float" office:value="3.5" calcext:value-type="float">
            <text:p>3.5</text:p>
          </table:table-cell>
          <table:table-cell table:style-name="ce33" office:value-type="float" office:value="18.854" calcext:value-type="float">
            <text:p>18.8540</text:p>
          </table:table-cell>
          <table:table-cell table:number-columns-repeated="55"/>
        </table:table-row>
        <table:table-row table:style-name="ro1">
          <table:table-cell table:style-name="ce32" office:value-type="float" office:value="3.07" calcext:value-type="float">
            <text:p>3.07</text:p>
          </table:table-cell>
          <table:table-cell table:style-name="ce32" office:value-type="float" office:value="17.4357" calcext:value-type="float">
            <text:p>17.4357</text:p>
          </table:table-cell>
          <table:table-cell table:style-name="ce19" office:value-type="float" office:value="414" calcext:value-type="float">
            <text:p>414</text:p>
          </table:table-cell>
          <table:table-cell table:number-columns-repeated="4"/>
          <table:table-cell table:style-name="ce19" office:value-type="float" office:value="3.6" calcext:value-type="float">
            <text:p>3.6</text:p>
          </table:table-cell>
          <table:table-cell table:number-columns-repeated="56"/>
        </table:table-row>
        <table:table-row table:style-name="ro1">
          <table:table-cell table:style-name="ce19" office:value-type="float" office:value="3.2" calcext:value-type="float">
            <text:p>3.2</text:p>
          </table:table-cell>
          <table:table-cell table:style-name="ce19" office:value-type="float" office:value="17.8729" calcext:value-type="float">
            <text:p>17.8729</text:p>
          </table:table-cell>
          <table:table-cell table:style-name="ce19" office:value-type="float" office:value="423" calcext:value-type="float">
            <text:p>423</text:p>
          </table:table-cell>
          <table:table-cell table:number-columns-repeated="61"/>
        </table:table-row>
        <table:table-row table:style-name="ro1">
          <table:table-cell table:style-name="ce19" office:value-type="float" office:value="3.31" calcext:value-type="float">
            <text:p>3.31</text:p>
          </table:table-cell>
          <table:table-cell table:style-name="ce19" office:value-type="float" office:value="18.2187" calcext:value-type="float">
            <text:p>18.2187</text:p>
          </table:table-cell>
          <table:table-cell table:style-name="ce19" office:value-type="float" office:value="430" calcext:value-type="float">
            <text:p>430</text:p>
          </table:table-cell>
          <table:table-cell table:number-columns-repeated="61"/>
        </table:table-row>
        <table:table-row table:style-name="ro1">
          <table:table-cell table:style-name="ce19" office:value-type="float" office:value="3.4" calcext:value-type="float">
            <text:p>3.4</text:p>
          </table:table-cell>
          <table:table-cell table:style-name="ce19" office:value-type="float" office:value="18.4635" calcext:value-type="float">
            <text:p>18.4635</text:p>
          </table:table-cell>
          <table:table-cell table:style-name="ce19" office:value-type="float" office:value="437" calcext:value-type="float">
            <text:p>437</text:p>
          </table:table-cell>
          <table:table-cell table:number-columns-repeated="61"/>
        </table:table-row>
        <table:table-row table:style-name="ro1"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18.7537" calcext:value-type="float">
            <text:p>18.7537</text:p>
          </table:table-cell>
          <table:table-cell table:style-name="ce19" office:value-type="float" office:value="444" calcext:value-type="float">
            <text:p>444</text:p>
          </table:table-cell>
          <table:table-cell table:number-columns-repeated="61"/>
        </table:table-row>
        <table:table-row table:style-name="ro1">
          <table:table-cell table:style-name="ce19" office:value-type="float" office:value="3.6" calcext:value-type="float">
            <text:p>3.6</text:p>
          </table:table-cell>
          <table:table-cell table:style-name="ce19" office:value-type="float" office:value="18.8106" calcext:value-type="float">
            <text:p>18.8106</text:p>
          </table:table-cell>
          <table:table-cell table:style-name="ce19" office:value-type="float" office:value="448" calcext:value-type="float">
            <text:p>448</text:p>
          </table:table-cell>
          <table:table-cell table:number-columns-repeated="61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09:13:55.910281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R_20_experiment" style:display-name="PageStyle_ESR experi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SR_20_experiment" style:display-name="PageStyle_NSR experi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2" meta:cell-count="2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0" style:family="chart">
      <style:text-properties fo:color="#000000" style:text-position="0% 100%" fo:font-family="Arial" style:font-family-asian="Arial" style:font-family-complex="Arial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595cm" svg:height="10.901cm" xlink:href=".." xlink:type="simple" chart:class="chart:scatter" chart:style-name="ch1">
        <chart:legend chart:legend-position="end" svg:x="13.579cm" svg:y="4.902cm" style:legend-expansion="high" chart:style-name="ch2"/>
        <chart:plot-area chart:style-name="ch3" table:cell-range-address="'ESR experiment'.A2:'ESR experiment'.B27 'ESR experiment'.B1:'ESR experiment'.B1" chart:data-source-has-labels="row" svg:x="1.411cm" svg:y="0.218cm" svg:width="11.817cm" svg:height="9.435cm">
          <chartooo:coordinate-region svg:x="1.988cm" svg:y="0.417cm" svg:width="10.96cm" svg:height="8.739cm"/>
          <chart:axis chart:dimension="x" chart:name="primary-x" chart:style-name="ch4">
            <chart:title svg:x="6.646cm" svg:y="9.872cm" chart:style-name="ch5">
              <text:p>v (MHz)</text:p>
            </chart:title>
            <chart:grid chart:style-name="ch6" chart:class="major"/>
          </chart:axis>
          <chart:axis chart:dimension="y" chart:name="primary-y" chart:style-name="ch4">
            <chart:title svg:x="0.451cm" svg:y="5.714cm" chart:style-name="ch7">
              <text:p>B_0 (mT)</text:p>
            </chart:title>
            <chart:grid chart:style-name="ch6" chart:class="major"/>
          </chart:axis>
          <chart:series chart:style-name="ch8" chart:values-cell-range-address="'ESR experiment'.B2:'ESR experiment'.B27" chart:label-cell-address="'ESR experiment'.B1:'ESR experiment'.B1" chart:class="chart:scatter">
            <chart:domain table:cell-range-address="'ESR experiment'.A2:'ESR experiment'.A27"/>
            <chart:regression-curve chart:style-name="ch9">
              <chart:equation chart:display-equation="true" chart:display-r-square="true" chart:style-name="ch10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_0 (mT)</text:p>
                <draw:g>
                  <svg:desc>'ESR experiment'.B1:'ESR experimen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ESR experiment'.A2:'ESR experiment'.A27</svg:desc>
                </draw:g>
              </table:table-cell>
              <table:table-cell office:value-type="float" office:value="0.613555582884178">
                <text:p>0.613555582884178</text:p>
                <draw:g>
                  <svg:desc>'ESR experiment'.B2:'ESR experiment'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740498117274009">
                <text:p>0.740498117274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952069007923725">
                <text:p>0.952069007923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18479698763841">
                <text:p>1.18479698763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2">
                <text:p>33.2</text:p>
              </table:table-cell>
              <table:table-cell office:value-type="float" office:value="1.37521078922316">
                <text:p>1.37521078922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7">
                <text:p>39.7</text:p>
              </table:table-cell>
              <table:table-cell office:value-type="float" office:value="1.48099623454802">
                <text:p>1.48099623454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">
                <text:p>45.6</text:p>
              </table:table-cell>
              <table:table-cell office:value-type="float" office:value="1.50215332361299">
                <text:p>1.50215332361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4">
                <text:p>50.4</text:p>
              </table:table-cell>
              <table:table-cell office:value-type="float" office:value="1.86182383771751">
                <text:p>1.86182383771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7">
                <text:p>55.7</text:p>
              </table:table-cell>
              <table:table-cell office:value-type="float" office:value="2.15802308462711">
                <text:p>2.15802308462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2">
                <text:p>60.2</text:p>
              </table:table-cell>
              <table:table-cell office:value-type="float" office:value="2.26380852995197">
                <text:p>2.26380852995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7">
                <text:p>45.7</text:p>
              </table:table-cell>
              <table:table-cell office:value-type="float" office:value="2.0945518174322">
                <text:p>2.0945518174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.2">
                <text:p>65.2</text:p>
              </table:table-cell>
              <table:table-cell office:value-type="float" office:value="2.41190815340677">
                <text:p>2.41190815340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4">
                <text:p>70.4</text:p>
              </table:table-cell>
              <table:table-cell office:value-type="float" office:value="2.64463613312146">
                <text:p>2.64463613312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.3">
                <text:p>75.3</text:p>
              </table:table-cell>
              <table:table-cell office:value-type="float" office:value="2.85620702377118">
                <text:p>2.85620702377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7">
                <text:p>76.7</text:p>
              </table:table-cell>
              <table:table-cell office:value-type="float" office:value="2.81389284564123">
                <text:p>2.81389284564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1">
                <text:p>76.1</text:p>
              </table:table-cell>
              <table:table-cell office:value-type="float" office:value="2.91967829096609">
                <text:p>2.91967829096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2">
                <text:p>81.2</text:p>
              </table:table-cell>
              <table:table-cell office:value-type="float" office:value="2.98314955816101">
                <text:p>2.98314955816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3">
                <text:p>86.3</text:p>
              </table:table-cell>
              <table:table-cell office:value-type="float" office:value="3.15240627068078">
                <text:p>3.15240627068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1">
                <text:p>91.1</text:p>
              </table:table-cell>
              <table:table-cell office:value-type="float" office:value="3.34282007226552">
                <text:p>3.34282007226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8">
                <text:p>96.8</text:p>
              </table:table-cell>
              <table:table-cell office:value-type="float" office:value="3.5120767847853">
                <text:p>3.5120767847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2">
                <text:p>101.2</text:p>
              </table:table-cell>
              <table:table-cell office:value-type="float" office:value="3.70249058637004">
                <text:p>3.70249058637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.1">
                <text:p>106.1</text:p>
              </table:table-cell>
              <table:table-cell office:value-type="float" office:value="3.89290438795479">
                <text:p>3.89290438795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.3">
                <text:p>111.3</text:p>
              </table:table-cell>
              <table:table-cell office:value-type="float" office:value="4.06216110047456">
                <text:p>4.06216110047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.4">
                <text:p>116.4</text:p>
              </table:table-cell>
              <table:table-cell office:value-type="float" office:value="4.25257490205931">
                <text:p>4.25257490205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1">
                <text:p>121.1</text:p>
              </table:table-cell>
              <table:table-cell office:value-type="float" office:value="4.46414579270902">
                <text:p>4.46414579270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7.6">
                <text:p>127.6</text:p>
              </table:table-cell>
              <table:table-cell office:value-type="float" office:value="4.61224541616383">
                <text:p>4.61224541616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